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etter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ord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ntenc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table:formula="of:=[.A1]*[.A4]/[.A2]" office:value-type="float" office:value="380.952380952381" calcext:value-type="float">
            <text:p>380.95238095238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formula="of:=[.A3]*[.A4]/[.A2]" office:value-type="float" office:value="14.2857142857143" calcext:value-type="float">
            <text:p>14.285714285714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table:formula="of:=([.A11]*[.B6])+([.A12]*[.B7])+[.A13]" office:value-type="float" office:value="2.37142857142857" calcext:value-type="float">
            <text:p>2.371428571428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588" calcext:value-type="float">
            <text:p>0.0588</text:p>
          </table:table-cell>
          <table:table-cell/>
        </table:table-row>
        <table:table-row table:style-name="ro1">
          <table:table-cell office:value-type="float" office:value="-0.296" calcext:value-type="float">
            <text:p>-0.296</text:p>
          </table:table-cell>
          <table:table-cell/>
        </table:table-row>
        <table:table-row table:style-name="ro1">
          <table:table-cell office:value-type="float" office:value="-15.8" calcext:value-type="float">
            <text:p>-15.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3T17:04:30.750827515</meta:creation-date>
    <dc:date>2020-04-13T17:18:30.822343034</dc:date>
    <meta:editing-duration>PT14M</meta:editing-duration>
    <meta:editing-cycles>4</meta:editing-cycles>
    <meta:generator>LibreOffice/6.4.2.2$MacOSX_X86_64 LibreOffice_project/4e471d8c02c9c90f512f7f9ead8875b57fcb1ec3</meta:generator>
    <meta:document-statistic meta:table-count="1" meta:cell-count="16" meta:object-count="0"/>
  </office:meta>
</office:document-meta>
</file>